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6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FACTS ON THE FOOL (26:1-1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EVEN TIMES SMARTER (26:13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IND YOUR OWN BUSINESS (26:17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OSSIP GENERATES GRIEF (26:20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6</dc:title>
    <meta:initial-creator>David STRICKLAND</meta:initial-creator>
    <dc:creator>David STRICKLAND</dc:creator>
    <meta:creation-date>2020-02-23T23:17:57Z</meta:creation-date>
    <dc:date>2020-02-23T23:17:57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